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036cm" fo:min-width="3.56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49cm" fo:min-width="2.751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239cm" fo:min-width="0.99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02cm" fo:min-width="0.7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02cm" fo:min-width="1.40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249cm" fo:min-width="3.539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249cm" fo:min-width="4.834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249cm" fo:min-width="5.166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02cm" fo:min-width="1.481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249cm" fo:min-width="2.77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249cm" fo:min-width="3.5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2.286cm" svg:x="11.82cm" svg:y="1.162cm">
          <text:p text:style-name="P1">SentNet</text:p>
          <text:p text:style-name="P1">Project Folder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251cm" svg:height="1.499cm" svg:x="7.245cm" svg:y="4.845cm">
          <text:p text:style-name="P1"><text:span text:style-name="T1">Data_Inge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1.495cm" svg:height="1.489cm" svg:x="6.281cm" svg:y="6.745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921cm" svg:x1="13.852cm" svg:y1="3.448cm" svg:x2="7.028cm" svg:y2="6.745cm" draw:start-shape="id1" draw:start-glue-point="2" draw:end-shape="id2" svg:d="M13852 3448v727h-6824v2570" svg:viewBox="0 0 6825 3298">
          <text:p/>
        </draw:connector>
        <draw:connector draw:style-name="gr4" draw:text-style-name="P1" draw:layer="layout" draw:line-skew="0.029cm" svg:x1="13.852cm" svg:y1="3.448cm" svg:x2="8.87cm" svg:y2="4.845cm" draw:start-shape="id1" draw:start-glue-point="2" draw:end-shape="id3" draw:end-glue-point="0" svg:d="M13852 3448v727h-4982v670" svg:viewBox="0 0 4983 1398">
          <text:p/>
        </draw:connector>
        <draw:custom-shape draw:style-name="gr5" draw:text-style-name="P4" xml:id="id4" draw:id="id4" draw:layer="layout" svg:width="1.27cm" svg:height="1.27cm" svg:x="4.149cm" svg:y="9.628cm">
          <text:p text:style-name="P1"><text:span text:style-name="T2">Se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" draw:id="id5" draw:layer="layout" svg:width="1.27cm" svg:height="1.27cm" svg:x="5.621cm" svg:y="9.628cm">
          <text:p text:style-name="P1"><text:span text:style-name="T3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6" draw:id="id6" draw:layer="layout" svg:width="1.27cm" svg:height="1.27cm" svg:x="7.085cm" svg:y="9.628cm">
          <text:p text:style-name="P1"><text:span text:style-name="T2">Set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7.028cm" svg:y1="8.234cm" svg:x2="4.784cm" svg:y2="9.628cm" draw:start-shape="id2" draw:start-glue-point="2" draw:end-shape="id4" draw:end-glue-point="0" svg:d="M7028 8234v697h-2244v697" svg:viewBox="0 0 2245 1395">
          <text:p/>
        </draw:connector>
        <draw:connector draw:style-name="gr4" draw:text-style-name="P1" draw:layer="layout" svg:x1="7.028cm" svg:y1="8.234cm" svg:x2="6.256cm" svg:y2="9.628cm" draw:start-shape="id2" draw:start-glue-point="2" draw:end-shape="id5" draw:end-glue-point="0" svg:d="M7028 8234v697h-772v697" svg:viewBox="0 0 773 1395">
          <text:p/>
        </draw:connector>
        <draw:connector draw:style-name="gr4" draw:text-style-name="P1" draw:layer="layout" svg:x1="7.028cm" svg:y1="8.234cm" svg:x2="7.72cm" svg:y2="9.628cm" draw:start-shape="id2" draw:start-glue-point="2" draw:end-shape="id6" svg:d="M7028 8234v697h692v697" svg:viewBox="0 0 693 1395">
          <text:p/>
        </draw:connector>
        <draw:custom-shape draw:style-name="gr5" draw:text-style-name="P4" xml:id="id7" draw:id="id7" draw:layer="layout" svg:width="1.27cm" svg:height="1.27cm" svg:x="3.371cm" svg:y="12.176cm">
          <text:p text:style-name="P1"><text:span text:style-name="T2">.do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8" draw:id="id8" draw:layer="layout" svg:width="1.27cm" svg:height="1.27cm" svg:x="4.857cm" svg:y="12.176cm">
          <text:p text:style-name="P1"><text:span text:style-name="T2">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4.784cm" svg:y1="10.898cm" svg:x2="4.006cm" svg:y2="12.176cm" draw:start-shape="id4" draw:start-glue-point="2" draw:end-shape="id7" draw:end-glue-point="0" svg:d="M4784 10898v639h-778v639" svg:viewBox="0 0 779 1279">
          <text:p/>
        </draw:connector>
        <draw:connector draw:style-name="gr4" draw:text-style-name="P1" draw:layer="layout" svg:x1="4.784cm" svg:y1="10.898cm" svg:x2="5.492cm" svg:y2="12.176cm" draw:start-shape="id4" draw:start-glue-point="2" draw:end-shape="id8" draw:end-glue-point="0" svg:d="M4784 10898v639h708v639" svg:viewBox="0 0 709 1279">
          <text:p/>
        </draw:connector>
        <draw:custom-shape draw:style-name="gr6" draw:text-style-name="P4" xml:id="id9" draw:id="id9" draw:layer="layout" svg:width="1.905cm" svg:height="1.27cm" svg:x="8.505cm" svg:y="9.628cm">
          <text:p text:style-name="P1"><text:span text:style-name="T2">Im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7.028cm" svg:y1="8.234cm" svg:x2="9.457cm" svg:y2="9.628cm" draw:start-shape="id2" draw:start-glue-point="2" draw:end-shape="id9" draw:end-glue-point="0" svg:d="M7028 8234v697h2429v697" svg:viewBox="0 0 2430 1395">
          <text:p/>
        </draw:connector>
        <draw:custom-shape draw:style-name="gr7" draw:text-style-name="P3" xml:id="id10" draw:id="id10" draw:layer="layout" svg:width="4.039cm" svg:height="1.499cm" svg:x="10.645cm" svg:y="4.845cm">
          <text:p text:style-name="P1"><text:span text:style-name="T1">Data_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1" draw:id="id11" draw:layer="layout" svg:width="5.334cm" svg:height="1.499cm" svg:x="14.852cm" svg:y="4.849cm">
          <text:p text:style-name="P1"><text:span text:style-name="T1">Data_Pre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0.029cm" svg:x1="13.852cm" svg:y1="3.448cm" svg:x2="12.664cm" svg:y2="4.845cm" draw:start-shape="id1" draw:start-glue-point="2" draw:end-shape="id10" svg:d="M13852 3448v727h-1188v670" svg:viewBox="0 0 1189 1398">
          <text:p/>
        </draw:connector>
        <draw:connector draw:style-name="gr4" draw:text-style-name="P1" draw:layer="layout" draw:line-skew="0.027cm" svg:x1="13.852cm" svg:y1="3.448cm" svg:x2="17.519cm" svg:y2="4.849cm" draw:start-shape="id1" draw:start-glue-point="2" draw:end-shape="id11" draw:end-glue-point="0" svg:d="M13852 3448v727h3667v674" svg:viewBox="0 0 3668 1402">
          <text:p/>
        </draw:connector>
        <draw:custom-shape draw:style-name="gr9" draw:text-style-name="P3" xml:id="id12" draw:id="id12" draw:layer="layout" svg:width="5.666cm" svg:height="1.499cm" svg:x="1.142cm" svg:y="4.849cm">
          <text:p text:style-name="P1"><text:span text:style-name="T1">Analytics_Read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0.027cm" svg:x1="13.852cm" svg:y1="3.448cm" svg:x2="3.975cm" svg:y2="4.849cm" draw:start-shape="id1" draw:start-glue-point="2" draw:end-shape="id12" draw:end-glue-point="0" svg:d="M13852 3448v727h-9877v674" svg:viewBox="0 0 9878 1402">
          <text:p/>
        </draw:connector>
        <draw:custom-shape draw:style-name="gr10" draw:text-style-name="P4" xml:id="id13" draw:id="id13" draw:layer="layout" svg:width="1.981cm" svg:height="1.27cm" svg:x="3.01cm" svg:y="14.376cm">
          <text:p text:style-name="P1"><text:span text:style-name="T2">Im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4.006cm" svg:y1="13.446cm" svg:x2="4cm" svg:y2="14.376cm" draw:start-shape="id7" draw:start-glue-point="2" draw:end-shape="id13" draw:end-glue-point="0" svg:d="M4006 13446v465h-6v465" svg:viewBox="0 0 7 931">
          <text:p/>
        </draw:connector>
        <draw:custom-shape draw:style-name="gr11" draw:text-style-name="P3" xml:id="id14" draw:id="id14" draw:layer="layout" svg:width="3.277cm" svg:height="1.499cm" svg:x="23.663cm" svg:y="6.969cm">
          <text:p text:style-name="P1"><text:span text:style-name="T1">Model_Files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5" draw:id="id15" draw:layer="layout" svg:width="4.064cm" svg:height="1.499cm" svg:x="19.415cm" svg:y="6.969cm">
          <text:p text:style-name="P1"><text:span text:style-name="T1">Model_Result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1.033cm" svg:x1="13.852cm" svg:y1="3.448cm" svg:x2="25.301cm" svg:y2="6.969cm" draw:start-shape="id1" draw:start-glue-point="2" draw:end-shape="id14" draw:end-glue-point="0" svg:d="M13852 3448v727h11449v2794" svg:viewBox="0 0 11450 3522">
          <text:p/>
        </draw:connector>
        <draw:connector draw:style-name="gr4" draw:text-style-name="P1" draw:layer="layout" draw:line-skew="-1.033cm" svg:x1="21.447cm" svg:y1="6.969cm" svg:x2="13.852cm" svg:y2="3.448cm" draw:start-shape="id15" draw:start-glue-point="0" draw:end-shape="id1" draw:end-glue-point="2" svg:d="M21447 6969v-2794h-7595v-727" svg:viewBox="0 0 7596 35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15:15:57.064000000</meta:creation-date>
    <dc:date>2018-06-24T18:02:09.148000000</dc:date>
    <meta:editing-duration>P4DT6H30M21S</meta:editing-duration>
    <meta:editing-cycles>2</meta:editing-cycles>
    <meta:generator>LibreOffice/5.1.0.3$Windows_x86 LibreOffice_project/5e3e00a007d9b3b6efb6797a8b8e57b51ab1f737</meta:generator>
    <meta:document-statistic meta:object-count="29"/>
  </office:meta>
</office:document-meta>
</file>